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ff" draw:opacity="49%" draw:textarea-horizontal-align="justify" draw:textarea-vertical-align="middle" draw:auto-grow-height="false" fo:min-height="5.14cm" fo:min-width="4.89cm" draw:shadow="hidden"/>
    </style:style>
    <style:style style:name="gr2" style:family="graphic" style:parent-style-name="standard">
      <style:graphic-properties draw:stroke="none" draw:fill-color="#ffff00" draw:opacity="59%" draw:textarea-horizontal-align="justify" draw:textarea-vertical-align="middle" draw:auto-grow-height="false" fo:min-height="6.512cm" fo:min-width="5.8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66ff" draw:opacity="49%"/>
      <style:paragraph-properties fo:text-align="center"/>
    </style:style>
    <style:style style:name="P2" style:family="paragraph">
      <loext:graphic-properties draw:fill-color="#ffff00" draw:opacity="59%"/>
      <style:paragraph-properties fo:text-align="center"/>
    </style:style>
    <style:style style:name="P3" style:family="paragraph">
      <loext:graphic-properties draw:fill="none" draw:fill-color="#ffffff"/>
      <style:text-properties style:font-name="Helvetica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elvetica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style:font-name="Helvetica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Helvetica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Helvetica" fo:font-size="24pt" style:font-size-asian="24pt" style:font-size-complex="24pt"/>
    </style:style>
    <style:style style:name="T2" style:family="text">
      <style:text-properties style:font-name="Helvetica" fo:font-size="16pt" style:font-size-asian="16pt" style:font-size-complex="16pt"/>
    </style:style>
    <style:style style:name="T3" style:family="text">
      <style:text-properties style:font-name="Helvetic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10.554cm" svg:y="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5.953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8.25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931cm" svg:height="9.562cm" draw:transform="rotate (-0.519060919543112) translate (6.813cm 3.8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42cm" svg:height="1.098cm" svg:x="14.041cm" svg:y="11.699cm">
          <draw:text-box>
            <text:p><text:span text:style-name="T1">Stats/ML</text:span></text:p>
          </draw:text-box>
        </draw:frame>
        <draw:frame draw:style-name="gr3" draw:text-style-name="P3" draw:layer="layout" svg:width="2.479cm" svg:height="1.098cm" svg:x="6.812cm" svg:y="11.601cm">
          <draw:text-box>
            <text:p><text:span text:style-name="T1">Tools</text:span></text:p>
          </draw:text-box>
        </draw:frame>
        <draw:frame draw:style-name="gr3" draw:text-style-name="P5" draw:layer="layout" svg:width="4.693cm" svg:height="1.945cm" svg:x="9.712cm" svg:y="6.301cm">
          <draw:text-box>
            <text:p text:style-name="P4"><text:span text:style-name="T1">Domain</text:span></text:p>
            <text:p text:style-name="P4"><text:span text:style-name="T1">Knowledge</text:span></text:p>
          </draw:text-box>
        </draw:frame>
        <draw:frame draw:style-name="gr3" draw:text-style-name="P6" draw:layer="layout" svg:width="1.628cm" svg:height="1.952cm" svg:x="11.282cm" svg:y="9.711cm">
          <draw:text-box>
            <text:p text:style-name="P4"><text:span text:style-name="T2">You</text:span></text:p>
            <text:p text:style-name="P4"><text:span text:style-name="T2">are</text:span></text:p>
            <text:p text:style-name="P4"><text:span text:style-name="T2">here</text:span></text:p>
          </draw:text-box>
        </draw:frame>
        <draw:frame draw:style-name="gr3" draw:text-style-name="P7" draw:layer="layout" svg:width="4.854cm" svg:height="0.954cm" svg:x="5.588cm" svg:y="8.831cm">
          <draw:text-box>
            <text:p><text:span text:style-name="T3">STK-INF4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0:44:23.335419000</meta:creation-date>
    <dc:date>2016-12-01T19:49:40.182918000</dc:date>
    <meta:editing-duration>PT22H54M48S</meta:editing-duration>
    <meta:editing-cycles>3</meta:editing-cycles>
    <meta:generator>LibreOffice/5.2.3.3$MacOSX_X86_64 LibreOffice_project/d54a8868f08a7b39642414cf2c8ef2f228f780cf</meta:generator>
    <meta:document-statistic meta:object-count="9"/>
  </office:meta>
</office:document-meta>
</file>